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Georgia" officeooo:rsid="000b98d1" officeooo:paragraph-rsid="000b98d1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da32a" officeooo:paragraph-rsid="000da32a"/>
    </style:style>
    <style:style style:name="P3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0da32a" officeooo:paragraph-rsid="000da32a"/>
    </style:style>
    <style:style style:name="P4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0febca" officeooo:paragraph-rsid="000febca"/>
    </style:style>
    <style:style style:name="P5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1a1a2" officeooo:paragraph-rsid="0011a1a2"/>
    </style:style>
    <style:style style:name="P6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2076b" officeooo:paragraph-rsid="0012076b"/>
    </style:style>
    <style:style style:name="P7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4346f" officeooo:paragraph-rsid="0014346f"/>
    </style:style>
    <style:style style:name="P8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54304" officeooo:paragraph-rsid="00154304"/>
    </style:style>
    <style:style style:name="P9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846f1" officeooo:paragraph-rsid="001846f1"/>
    </style:style>
    <style:style style:name="P10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97b6f" officeooo:paragraph-rsid="00197b6f"/>
    </style:style>
    <style:style style:name="P11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d0d6e" officeooo:paragraph-rsid="001d0d6e"/>
    </style:style>
    <style:style style:name="P12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dea1a" officeooo:paragraph-rsid="001dea1a"/>
    </style:style>
    <style:style style:name="P13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ec175" officeooo:paragraph-rsid="001ec175"/>
    </style:style>
    <style:style style:name="P14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1f37d5" officeooo:paragraph-rsid="001f37d5"/>
    </style:style>
    <style:style style:name="P15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20f72c" officeooo:paragraph-rsid="000b98d1"/>
    </style:style>
    <style:style style:name="T1" style:family="text">
      <style:text-properties officeooo:rsid="000bb80c"/>
    </style:style>
    <style:style style:name="T2" style:family="text">
      <style:text-properties officeooo:rsid="000febca"/>
    </style:style>
    <style:style style:name="T3" style:family="text">
      <style:text-properties officeooo:rsid="0011a1a2"/>
    </style:style>
    <style:style style:name="T4" style:family="text">
      <style:text-properties officeooo:rsid="00121bb2"/>
    </style:style>
    <style:style style:name="T5" style:family="text">
      <style:text-properties officeooo:rsid="0013bd99"/>
    </style:style>
    <style:style style:name="T6" style:family="text">
      <style:text-properties officeooo:rsid="00154304"/>
    </style:style>
    <style:style style:name="T7" style:family="text">
      <style:text-properties officeooo:rsid="001b3097"/>
    </style:style>
    <style:style style:name="T8" style:family="text">
      <style:text-properties officeooo:rsid="0020f7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0-22T16:39:00</meta:creation-date>
    <meta:initial-creator>kyle</meta:initial-creator>
    <dc:language>en-US</dc:language>
    <dc:date>2026-04-05T16:24:10.926943689</dc:date>
    <meta:editing-cycles>23</meta:editing-cycles>
    <meta:editing-duration>PT1H29M28S</meta:editing-duration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